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5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9pt" fo:break-before="auto" style:use-optimal-row-height="fals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61">
      <style:table-cell-properties fo:background-color="#ffff00"/>
      <style:text-properties fo:color="#800000"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nvergence in SPACE with 2<text:span text:style-name="T1">nd</text:span> order central differences </text:p>
          </table:table-cell>
          <table:table-cell table:style-name="ce1" table:number-columns-repeated="14"/>
          <table:table-cell table:style-name="ce1" office:value-type="string" calcext:value-type="string">
            <text:p>Convergence in SPACE with 4th order central differences </text:p>
          </table:table-cell>
          <table:table-cell table:style-name="ce1" table:number-columns-repeated="13"/>
          <table:table-cell table:number-columns-repeated="995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1"/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6"/>
          <table:table-cell table:style-name="ce2" office:value-type="string" calcext:value-type="string">
            <text:p>Standard RK4 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Modified RK with global bound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99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[Sheet1.A5]-1)" office:value-type="float" office:value="0.05" calcext:value-type="float">
            <text:p>0.05</text:p>
          </table:table-cell>
          <table:table-cell office:value-type="float" office:value="-0.21613829706" calcext:value-type="float">
            <text:p>-0.2161382971</text:p>
          </table:table-cell>
          <table:table-cell office:value-type="float" office:value="1.13481131787" calcext:value-type="float">
            <text:p>1.1348113179</text:p>
          </table:table-cell>
          <table:table-cell table:style-name="ce3" office:value-type="float" office:value="0.325470665458" calcext:value-type="float">
            <text:p>3.25E-01</text:p>
          </table:table-cell>
          <table:table-cell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178656960956" calcext:value-type="float">
            <text:p>1.79E-01</text:p>
          </table:table-cell>
          <table:table-cell/>
          <table:table-cell office:value-type="float" office:value="0.0032333964754" calcext:value-type="float">
            <text:p>0.0032333965</text:p>
          </table:table-cell>
          <table:table-cell office:value-type="float" office:value="0.991563534482" calcext:value-type="float">
            <text:p>0.9915635345</text:p>
          </table:table-cell>
          <table:table-cell office:value-type="float" office:value="0.171974755287" calcext:value-type="float">
            <text:p>0.17197475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1/([Sheet1.P5]-1)" office:value-type="float" office:value="0.05" calcext:value-type="float">
            <text:p>0.05</text:p>
          </table:table-cell>
          <table:table-cell table:style-name="ce3" office:value-type="float" office:value="0.201725765988" calcext:value-type="float">
            <text:p>2.02E-01</text:p>
          </table:table-cell>
          <table:table-cell/>
          <table:table-cell table:style-name="ce3" office:value-type="float" office:value="0.192146181193" calcext:value-type="float">
            <text:p>1.92E-01</text:p>
          </table:table-cell>
          <table:table-cell/>
          <table:table-cell table:style-name="ce3" office:value-type="float" office:value="0.0931620672042" calcext:value-type="float">
            <text:p>9.32E-02</text:p>
          </table:table-cell>
          <table:table-cell/>
          <table:table-cell table:style-name="ce3" office:value-type="float" office:value="0.081434021709" calcext:value-type="float">
            <text:p>8.14E-02</text:p>
          </table:table-cell>
          <table:table-cell/>
          <table:table-cell table:style-name="ce3" office:value-type="float" office:value="0.10185541581" calcext:value-type="float">
            <text:p>1.02E-01</text:p>
          </table:table-cell>
          <table:table-cell/>
          <table:table-cell table:style-name="ce3" office:value-type="float" office:value="0.103436801082" calcext:value-type="float">
            <text:p>1.03E-01</text:p>
          </table:table-cell>
          <table:table-cell table:number-columns-repeated="99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[Sheet1.A6]-1)" office:value-type="float" office:value="0.025" calcext:value-type="float">
            <text:p>0.025</text:p>
          </table:table-cell>
          <table:table-cell office:value-type="float" office:value="-0.157085591861" calcext:value-type="float">
            <text:p>-0.1570855919</text:p>
          </table:table-cell>
          <table:table-cell office:value-type="float" office:value="1.14775968189" calcext:value-type="float">
            <text:p>1.1477596819</text:p>
          </table:table-cell>
          <table:table-cell table:style-name="ce3" office:value-type="float" office:value="0.20461844259" calcext:value-type="float">
            <text:p>2.05E-01</text:p>
          </table:table-cell>
          <table:table-cell table:formula="of:=LOG([Sheet1.E6]/[Sheet1.E5])/LOG(0.5)" office:value-type="float" office:value="0.669591336345697" calcext:value-type="float">
            <text:p>0.6695913363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85215353309" calcext:value-type="float">
            <text:p>8.52E-02</text:p>
          </table:table-cell>
          <table:table-cell table:formula="of:=LOG([Sheet1.I6]/[Sheet1.I5])/LOG(0.5)" office:value-type="float" office:value="1.06800683595618" calcext:value-type="float">
            <text:p>1.068006836</text:p>
          </table:table-cell>
          <table:table-cell office:value-type="float" office:value="0.000181026884396" calcext:value-type="float">
            <text:p>0.0001810269</text:p>
          </table:table-cell>
          <table:table-cell office:value-type="float" office:value="0.994255037173" calcext:value-type="float">
            <text:p>0.9942550372</text:p>
          </table:table-cell>
          <table:table-cell office:value-type="float" office:value="0.0806999034851" calcext:value-type="float">
            <text:p>0.0806999035</text:p>
          </table:table-cell>
          <table:table-cell table:formula="of:=LOG([Sheet1.M6]/[Sheet1.M5])/LOG(0.5)" office:value-type="float" office:value="1.09155794955314" calcext:value-type="float">
            <text:p>1.091557949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1/([Sheet1.P6]-1)" office:value-type="float" office:value="0.025" calcext:value-type="float">
            <text:p>0.025</text:p>
          </table:table-cell>
          <table:table-cell table:style-name="ce3" office:value-type="float" office:value="0.0549899491154" calcext:value-type="float">
            <text:p>5.50E-02</text:p>
          </table:table-cell>
          <table:table-cell table:formula="of:=LOG([Sheet1.R6]/[Sheet1.R5])/LOG(0.5)" office:value-type="float" office:value="1.87515551125825" calcext:value-type="float">
            <text:p>1.8751555113</text:p>
          </table:table-cell>
          <table:table-cell table:style-name="ce3" office:value-type="float" office:value="0.0507726128173" calcext:value-type="float">
            <text:p>5.08E-02</text:p>
          </table:table-cell>
          <table:table-cell table:formula="of:=LOG([Sheet1.T6]/[Sheet1.T5])/LOG(0.5)" office:value-type="float" office:value="1.92008189401643" calcext:value-type="float">
            <text:p>1.920081894</text:p>
          </table:table-cell>
          <table:table-cell table:style-name="ce3" office:value-type="float" office:value="0.0394710890659" calcext:value-type="float">
            <text:p>3.95E-02</text:p>
          </table:table-cell>
          <table:table-cell table:formula="of:=LOG([Sheet1.V6]/[Sheet1.V5])/LOG(0.5)" office:value-type="float" office:value="1.23894632646918" calcext:value-type="float">
            <text:p>1.2389463265</text:p>
          </table:table-cell>
          <table:table-cell table:style-name="ce3" office:value-type="float" office:value="0.0282705662503" calcext:value-type="float">
            <text:p>2.83E-02</text:p>
          </table:table-cell>
          <table:table-cell table:formula="of:=LOG([Sheet1.X6]/[Sheet1.X5])/LOG(0.5)" office:value-type="float" office:value="1.5263308729964" calcext:value-type="float">
            <text:p>1.526330873</text:p>
          </table:table-cell>
          <table:table-cell table:style-name="ce3" office:value-type="float" office:value="0.0363735245196" calcext:value-type="float">
            <text:p>3.64E-02</text:p>
          </table:table-cell>
          <table:table-cell table:formula="of:=LOG([Sheet1.Z6]/[Sheet1.Z5])/LOG(0.5)" office:value-type="float" office:value="1.4855620608129" calcext:value-type="float">
            <text:p>1.4855620608</text:p>
          </table:table-cell>
          <table:table-cell table:style-name="ce3" office:value-type="float" office:value="0.0262038743248" calcext:value-type="float">
            <text:p>2.62E-02</text:p>
          </table:table-cell>
          <table:table-cell table:formula="of:=LOG([Sheet1.AB6]/[Sheet1.AB5])/LOG(0.5)" office:value-type="float" office:value="1.98089752410331" calcext:value-type="float">
            <text:p>1.9808975241</text:p>
          </table:table-cell>
          <table:table-cell table:number-columns-repeated="99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/([Sheet1.A7]-1)" office:value-type="float" office:value="0.0125" calcext:value-type="float">
            <text:p>0.0125</text:p>
          </table:table-cell>
          <table:table-cell office:value-type="float" office:value="-0.0654247991472" calcext:value-type="float">
            <text:p>-0.0654247991</text:p>
          </table:table-cell>
          <table:table-cell office:value-type="float" office:value="1.06809488164" calcext:value-type="float">
            <text:p>1.0680948816</text:p>
          </table:table-cell>
          <table:table-cell table:style-name="ce3" office:value-type="float" office:value="0.0754350684773" calcext:value-type="float">
            <text:p>7.54E-02</text:p>
          </table:table-cell>
          <table:table-cell table:formula="of:=LOG([Sheet1.E7]/[Sheet1.E6])/LOG(0.5)" office:value-type="float" office:value="1.43962891449387" calcext:value-type="float">
            <text:p>1.4396289145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487969934198" calcext:value-type="float">
            <text:p>4.88E-02</text:p>
          </table:table-cell>
          <table:table-cell table:formula="of:=LOG([Sheet1.I7]/[Sheet1.I6])/LOG(0.5)" office:value-type="float" office:value="0.804321124983038" calcext:value-type="float">
            <text:p>0.804321125</text:p>
          </table:table-cell>
          <table:table-cell table:style-name="ce3" office:value-type="float" office:value="0.0000296659336315" calcext:value-type="float">
            <text:p>2.97E-05</text:p>
          </table:table-cell>
          <table:table-cell office:value-type="float" office:value="0.998810329717" calcext:value-type="float">
            <text:p>0.9988103297</text:p>
          </table:table-cell>
          <table:table-cell office:value-type="float" office:value="0.0433442191117" calcext:value-type="float">
            <text:p>0.0433442191</text:p>
          </table:table-cell>
          <table:table-cell table:formula="of:=LOG([Sheet1.M7]/[Sheet1.M6])/LOG(0.5)" office:value-type="float" office:value="0.896727356363354" calcext:value-type="float">
            <text:p>0.896727356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1/([Sheet1.P7]-1)" office:value-type="float" office:value="0.0125" calcext:value-type="float">
            <text:p>0.0125</text:p>
          </table:table-cell>
          <table:table-cell table:style-name="ce3" office:value-type="float" office:value="0.0118338622268" calcext:value-type="float">
            <text:p>1.18E-02</text:p>
          </table:table-cell>
          <table:table-cell table:formula="of:=LOG([Sheet1.R7]/[Sheet1.R6])/LOG(0.5)" office:value-type="float" office:value="2.21624694757978" calcext:value-type="float">
            <text:p>2.2162469476</text:p>
          </table:table-cell>
          <table:table-cell table:style-name="ce3" office:value-type="float" office:value="0.00608685030989" calcext:value-type="float">
            <text:p>6.09E-03</text:p>
          </table:table-cell>
          <table:table-cell table:formula="of:=LOG([Sheet1.T7]/[Sheet1.T6])/LOG(0.5)" office:value-type="float" office:value="3.06028271266502" calcext:value-type="float">
            <text:p>3.0602827127</text:p>
          </table:table-cell>
          <table:table-cell table:style-name="ce3" office:value-type="float" office:value="0.0118023694741" calcext:value-type="float">
            <text:p>1.18E-02</text:p>
          </table:table-cell>
          <table:table-cell table:formula="of:=LOG([Sheet1.V7]/[Sheet1.V6])/LOG(0.5)" office:value-type="float" office:value="1.74171979803817" calcext:value-type="float">
            <text:p>1.741719798</text:p>
          </table:table-cell>
          <table:table-cell table:style-name="ce3" office:value-type="float" office:value="0.00580561034453" calcext:value-type="float">
            <text:p>5.81E-03</text:p>
          </table:table-cell>
          <table:table-cell table:formula="of:=LOG([Sheet1.X7]/[Sheet1.X6])/LOG(0.5)" office:value-type="float" office:value="2.28378112928981" calcext:value-type="float">
            <text:p>2.2837811293</text:p>
          </table:table-cell>
          <table:table-cell table:style-name="ce3" office:value-type="float" office:value="0.0117962196802" calcext:value-type="float">
            <text:p>1.18E-02</text:p>
          </table:table-cell>
          <table:table-cell table:formula="of:=LOG([Sheet1.Z7]/[Sheet1.Z6])/LOG(0.5)" office:value-type="float" office:value="1.62456413177002" calcext:value-type="float">
            <text:p>1.6245641318</text:p>
          </table:table-cell>
          <table:table-cell table:style-name="ce3" office:value-type="float" office:value="0.00560142629506" calcext:value-type="float">
            <text:p>5.60E-03</text:p>
          </table:table-cell>
          <table:table-cell table:formula="of:=LOG([Sheet1.AB7]/[Sheet1.AB6])/LOG(0.5)" office:value-type="float" office:value="2.22591400100982" calcext:value-type="float">
            <text:p>2.225914001</text:p>
          </table:table-cell>
          <table:table-cell table:number-columns-repeated="99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/([Sheet1.A8]-1)" office:value-type="float" office:value="0.00625" calcext:value-type="float">
            <text:p>0.00625</text:p>
          </table:table-cell>
          <table:table-cell table:style-name="ce3" office:value-type="float" office:value="-0.000275080009101" calcext:value-type="float">
            <text:p>-2.75E-04</text:p>
          </table:table-cell>
          <table:table-cell office:value-type="float" office:value="1.00020318307" calcext:value-type="float">
            <text:p>1.0002031831</text:p>
          </table:table-cell>
          <table:table-cell table:style-name="ce3" office:value-type="float" office:value="0.0194796432916" calcext:value-type="float">
            <text:p>1.95E-02</text:p>
          </table:table-cell>
          <table:table-cell table:formula="of:=LOG([Sheet1.E8]/[Sheet1.E7])/LOG(0.5)" office:value-type="float" office:value="1.95326810452623" calcext:value-type="float">
            <text:p>1.9532681045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194201413801" calcext:value-type="float">
            <text:p>1.94E-02</text:p>
          </table:table-cell>
          <table:table-cell table:formula="of:=LOG([Sheet1.I8]/[Sheet1.I7])/LOG(0.5)" office:value-type="float" office:value="1.3292385565233" calcext:value-type="float">
            <text:p>1.3292385565</text:p>
          </table:table-cell>
          <table:table-cell table:style-name="ce3" office:value-type="float" office:value="0.0000135992055467" calcext:value-type="float">
            <text:p>1.36E-05</text:p>
          </table:table-cell>
          <table:table-cell office:value-type="float" office:value="0.999186895246" calcext:value-type="float">
            <text:p>0.9991868952</text:p>
          </table:table-cell>
          <table:table-cell office:value-type="float" office:value="0.0192553508997" calcext:value-type="float">
            <text:p>0.0192553509</text:p>
          </table:table-cell>
          <table:table-cell table:formula="of:=LOG([Sheet1.M8]/[Sheet1.M7])/LOG(0.5)" office:value-type="float" office:value="1.170580177403" calcext:value-type="float">
            <text:p>1.1705801774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1/([Sheet1.P8]-1)" office:value-type="float" office:value="0.00625" calcext:value-type="float">
            <text:p>0.00625</text:p>
          </table:table-cell>
          <table:table-cell table:style-name="ce3" office:value-type="float" office:value="0.0011884959862" calcext:value-type="float">
            <text:p>1.19E-03</text:p>
          </table:table-cell>
          <table:table-cell table:formula="of:=LOG([Sheet1.R8]/[Sheet1.R7])/LOG(0.5)" office:value-type="float" office:value="3.31571206791336" calcext:value-type="float">
            <text:p>3.3157120679</text:p>
          </table:table-cell>
          <table:table-cell table:style-name="ce3" office:value-type="float" office:value="0.000368970690265" calcext:value-type="float">
            <text:p>3.69E-04</text:p>
          </table:table-cell>
          <table:table-cell table:formula="of:=LOG([Sheet1.T8]/[Sheet1.T7])/LOG(0.5)" office:value-type="float" office:value="4.04411776362769" calcext:value-type="float">
            <text:p>4.0441177636</text:p>
          </table:table-cell>
          <table:table-cell table:style-name="ce3" office:value-type="float" office:value="0.00118881195107" calcext:value-type="float">
            <text:p>1.19E-03</text:p>
          </table:table-cell>
          <table:table-cell table:formula="of:=LOG([Sheet1.V8]/[Sheet1.V7])/LOG(0.5)" office:value-type="float" office:value="3.31148409831902" calcext:value-type="float">
            <text:p>3.3114840983</text:p>
          </table:table-cell>
          <table:table-cell table:style-name="ce3" office:value-type="float" office:value="0.000369061723948" calcext:value-type="float">
            <text:p>3.69E-04</text:p>
          </table:table-cell>
          <table:table-cell table:formula="of:=LOG([Sheet1.X8]/[Sheet1.X7])/LOG(0.5)" office:value-type="float" office:value="3.97551371980171" calcext:value-type="float">
            <text:p>3.9755137198</text:p>
          </table:table-cell>
          <table:table-cell table:style-name="ce3" office:value-type="float" office:value="0.00119183445852" calcext:value-type="float">
            <text:p>1.19E-03</text:p>
          </table:table-cell>
          <table:table-cell table:formula="of:=LOG([Sheet1.Z8]/[Sheet1.Z7])/LOG(0.5)" office:value-type="float" office:value="3.30706882525096" calcext:value-type="float">
            <text:p>3.3070688253</text:p>
          </table:table-cell>
          <table:table-cell table:style-name="ce3" office:value-type="float" office:value="0.000391278210708" calcext:value-type="float">
            <text:p>3.91E-04</text:p>
          </table:table-cell>
          <table:table-cell table:formula="of:=LOG([Sheet1.AB8]/[Sheet1.AB7])/LOG(0.5)" office:value-type="float" office:value="3.83952755082888" calcext:value-type="float">
            <text:p>3.8395275508</text:p>
          </table:table-cell>
          <table:table-cell table:number-columns-repeated="995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/([Sheet1.A9]-1)" office:value-type="float" office:value="0.003125" calcext:value-type="float">
            <text:p>0.003125</text:p>
          </table:table-cell>
          <table:table-cell table:style-name="ce3" office:value-type="float" office:value="0.00000820003103385" calcext:value-type="float">
            <text:p>8.20E-06</text:p>
          </table:table-cell>
          <table:table-cell office:value-type="float" office:value="0.99932861652" calcext:value-type="float">
            <text:p>0.9993286165</text:p>
          </table:table-cell>
          <table:table-cell table:style-name="ce3" office:value-type="float" office:value="0.0049900712823" calcext:value-type="float">
            <text:p>4.99E-03</text:p>
          </table:table-cell>
          <table:table-cell table:formula="of:=LOG([Sheet1.E9]/[Sheet1.E8])/LOG(0.5)" office:value-type="float" office:value="1.96483492976999" calcext:value-type="float">
            <text:p>1.9648349298</text:p>
          </table:table-cell>
          <table:table-cell table:style-name="ce3" office:value-type="float" office:value="0.00000771995834963" calcext:value-type="float">
            <text:p>7.72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0499540285766" calcext:value-type="float">
            <text:p>5.00E-03</text:p>
          </table:table-cell>
          <table:table-cell table:formula="of:=LOG([Sheet1.I9]/[Sheet1.I8])/LOG(0.5)" office:value-type="float" office:value="1.95888076877996" calcext:value-type="float">
            <text:p>1.9588807688</text:p>
          </table:table-cell>
          <table:table-cell table:style-name="ce3" office:value-type="float" office:value="0.0000087520571026" calcext:value-type="float">
            <text:p>8.75E-06</text:p>
          </table:table-cell>
          <table:table-cell office:value-type="float" office:value="0.999308042959" calcext:value-type="float">
            <text:p>0.999308043</text:p>
          </table:table-cell>
          <table:table-cell office:value-type="float" office:value="0.00499705483246" calcext:value-type="float">
            <text:p>0.0049970548</text:p>
          </table:table-cell>
          <table:table-cell table:formula="of:=LOG([Sheet1.M9]/[Sheet1.M8])/LOG(0.5)" office:value-type="float" office:value="1.94610946041183" calcext:value-type="float">
            <text:p>1.9461094604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1/([Sheet1.P9]-1)" office:value-type="float" office:value="0.003125" calcext:value-type="float">
            <text:p>0.003125</text:p>
          </table:table-cell>
          <table:table-cell table:style-name="ce3" office:value-type="float" office:value="0.0000811907462029" calcext:value-type="float">
            <text:p>8.12E-05</text:p>
          </table:table-cell>
          <table:table-cell table:formula="of:=LOG([Sheet1.R9]/[Sheet1.R8])/LOG(0.5)" office:value-type="float" office:value="3.87167791662023" calcext:value-type="float">
            <text:p>3.8716779166</text:p>
          </table:table-cell>
          <table:table-cell table:style-name="ce3" office:value-type="float" office:value="0.0000239737695552" calcext:value-type="float">
            <text:p>2.40E-05</text:p>
          </table:table-cell>
          <table:table-cell table:formula="of:=LOG([Sheet1.T9]/[Sheet1.T8])/LOG(0.5)" office:value-type="float" office:value="3.94397754174298" calcext:value-type="float">
            <text:p>3.9439775417</text:p>
          </table:table-cell>
          <table:table-cell table:style-name="ce3" office:value-type="float" office:value="0.0000812002479683" calcext:value-type="float">
            <text:p>8.12E-05</text:p>
          </table:table-cell>
          <table:table-cell table:formula="of:=LOG([Sheet1.V9]/[Sheet1.V8])/LOG(0.5)" office:value-type="float" office:value="3.87189258108018" calcext:value-type="float">
            <text:p>3.8718925811</text:p>
          </table:table-cell>
          <table:table-cell table:style-name="ce3" office:value-type="float" office:value="0.0000241597519626" calcext:value-type="float">
            <text:p>2.42E-05</text:p>
          </table:table-cell>
          <table:table-cell table:formula="of:=LOG([Sheet1.X9]/[Sheet1.X8])/LOG(0.5)" office:value-type="float" office:value="3.93318457251182" calcext:value-type="float">
            <text:p>3.9331845725</text:p>
          </table:table-cell>
          <table:table-cell table:style-name="ce3" office:value-type="float" office:value="0.0000808334567883" calcext:value-type="float">
            <text:p>8.08E-05</text:p>
          </table:table-cell>
          <table:table-cell table:formula="of:=LOG([Sheet1.Z9]/[Sheet1.Z8])/LOG(0.5)" office:value-type="float" office:value="3.88208750952501" calcext:value-type="float">
            <text:p>3.8820875095</text:p>
          </table:table-cell>
          <table:table-cell table:style-name="ce3" office:value-type="float" office:value="0.0000300000513954" calcext:value-type="float">
            <text:p>3.00E-05</text:p>
          </table:table-cell>
          <table:table-cell table:formula="of:=LOG([Sheet1.AB9]/[Sheet1.AB8])/LOG(0.5)" office:value-type="float" office:value="3.70515789501679" calcext:value-type="float">
            <text:p>3.705157895</text:p>
          </table:table-cell>
          <table:table-cell table:number-columns-repeated="995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/([Sheet1.A10]-1)" office:value-type="float" office:value="0.0015625" calcext:value-type="float">
            <text:p>0.0015625</text:p>
          </table:table-cell>
          <table:table-cell table:style-name="ce3" office:value-type="float" office:value="0.00000738624862581" calcext:value-type="float">
            <text:p>7.39E-06</text:p>
          </table:table-cell>
          <table:table-cell office:value-type="float" office:value="0.999329305663" calcext:value-type="float">
            <text:p>0.9993293057</text:p>
          </table:table-cell>
          <table:table-cell table:style-name="ce3" office:value-type="float" office:value="0.00124759046362" calcext:value-type="float">
            <text:p>1.25E-03</text:p>
          </table:table-cell>
          <table:table-cell table:formula="of:=LOG([Sheet1.E10]/[Sheet1.E9])/LOG(0.5)" office:value-type="float" office:value="1.99991599421839" calcext:value-type="float">
            <text:p>1.9999159942</text:p>
          </table:table-cell>
          <table:table-cell table:style-name="ce3" office:value-type="float" office:value="0.00000719330675819" calcext:value-type="float">
            <text:p>7.19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0124894384137" calcext:value-type="float">
            <text:p>1.25E-03</text:p>
          </table:table-cell>
          <table:table-cell table:formula="of:=LOG([Sheet1.I10]/[Sheet1.I9])/LOG(0.5)" office:value-type="float" office:value="1.99989242206017" calcext:value-type="float">
            <text:p>1.9998924221</text:p>
          </table:table-cell>
          <table:table-cell table:style-name="ce3" office:value-type="float" office:value="0.00000749959082304" calcext:value-type="float">
            <text:p>7.50E-06</text:p>
          </table:table-cell>
          <table:table-cell office:value-type="float" office:value="0.999321419301" calcext:value-type="float">
            <text:p>0.9993214193</text:p>
          </table:table-cell>
          <table:table-cell office:value-type="float" office:value="0.00124927102976" calcext:value-type="float">
            <text:p>0.001249271</text:p>
          </table:table-cell>
          <table:table-cell table:formula="of:=LOG([Sheet1.M10]/[Sheet1.M9])/LOG(0.5)" office:value-type="float" office:value="1.99999154472358" calcext:value-type="float">
            <text:p>1.9999915447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1/([Sheet1.P10]-1)" office:value-type="float" office:value="0.0015625" calcext:value-type="float">
            <text:p>0.0015625</text:p>
          </table:table-cell>
          <table:table-cell table:style-name="ce3" office:value-type="float" office:value="0.0000051449273545" calcext:value-type="float">
            <text:p>5.14E-06</text:p>
          </table:table-cell>
          <table:table-cell table:formula="of:=LOG([Sheet1.R10]/[Sheet1.R9])/LOG(0.5)" office:value-type="float" office:value="3.98009269239273" calcext:value-type="float">
            <text:p>3.9800926924</text:p>
          </table:table-cell>
          <table:table-cell table:style-name="ce3" office:value-type="float" office:value="0.00000153401639199" calcext:value-type="float">
            <text:p>1.53E-06</text:p>
          </table:table-cell>
          <table:table-cell table:formula="of:=LOG([Sheet1.T10]/[Sheet1.T9])/LOG(0.5)" office:value-type="float" office:value="3.96607096716128" calcext:value-type="float">
            <text:p>3.9660709672</text:p>
          </table:table-cell>
          <table:table-cell table:style-name="ce3" office:value-type="float" office:value="0.00000517266895681" calcext:value-type="float">
            <text:p>5.17E-06</text:p>
          </table:table-cell>
          <table:table-cell table:formula="of:=LOG([Sheet1.V10]/[Sheet1.V9])/LOG(0.5)" office:value-type="float" office:value="3.97250336384898" calcext:value-type="float">
            <text:p>3.9725033638</text:p>
          </table:table-cell>
          <table:table-cell table:style-name="ce3" office:value-type="float" office:value="0.00000159488269929" calcext:value-type="float">
            <text:p>1.59E-06</text:p>
          </table:table-cell>
          <table:table-cell table:formula="of:=LOG([Sheet1.X10]/[Sheet1.X9])/LOG(0.5)" office:value-type="float" office:value="3.92108341781342" calcext:value-type="float">
            <text:p>3.9210834178</text:p>
          </table:table-cell>
          <table:table-cell table:style-name="ce3" office:value-type="float" office:value="0.0000366537385943" calcext:value-type="float">
            <text:p>3.67E-05</text:p>
          </table:table-cell>
          <table:table-cell table:formula="of:=LOG([Sheet1.Z10]/[Sheet1.Z9])/LOG(0.5)" office:value-type="float" office:value="1.14099218752805" calcext:value-type="float">
            <text:p>1.1409921875</text:p>
          </table:table-cell>
          <table:table-cell table:style-name="ce3" office:value-type="float" office:value="0.00000315481578871" calcext:value-type="float">
            <text:p>3.15E-06</text:p>
          </table:table-cell>
          <table:table-cell table:formula="of:=LOG([Sheet1.AB10]/[Sheet1.AB9])/LOG(0.5)" office:value-type="float" office:value="3.2493372992289" calcext:value-type="float">
            <text:p>3.2493372992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office:value-type="float" office:value="1281" calcext:value-type="float">
            <text:p>1281</text:p>
          </table:table-cell>
          <table:table-cell table:formula="of:=1/([Sheet1.P11]-1)" office:value-type="float" office:value="0.00078125" calcext:value-type="float">
            <text:p>0.00078125</text:p>
          </table:table-cell>
          <table:table-cell table:style-name="ce3" office:value-type="float" office:value="0.000000326207929974" calcext:value-type="float">
            <text:p>3.26E-07</text:p>
          </table:table-cell>
          <table:table-cell table:formula="of:=LOG([Sheet1.R11]/[Sheet1.R10])/LOG(0.5)" office:value-type="float" office:value="3.97928694777167" calcext:value-type="float">
            <text:p>3.9792869478</text:p>
          </table:table-cell>
          <table:table-cell table:style-name="ce3" office:value-type="float" office:value="0.000000104856662704" calcext:value-type="float">
            <text:p>1.05E-07</text:p>
          </table:table-cell>
          <table:table-cell table:formula="of:=LOG([Sheet1.T11]/[Sheet1.T10])/LOG(0.5)" office:value-type="float" office:value="3.8708234592448" calcext:value-type="float">
            <text:p>3.8708234592</text:p>
          </table:table-cell>
          <table:table-cell table:style-name="ce3" office:value-type="float" office:value="0.000000769799756976" calcext:value-type="float">
            <text:p>7.70E-07</text:p>
          </table:table-cell>
          <table:table-cell table:formula="of:=LOG([Sheet1.V11]/[Sheet1.V10])/LOG(0.5)" office:value-type="float" office:value="2.74835374333363" calcext:value-type="float">
            <text:p>2.7483537433</text:p>
          </table:table-cell>
          <table:table-cell table:style-name="ce3" office:value-type="float" office:value="0.000000124018718065" calcext:value-type="float">
            <text:p>1.24E-07</text:p>
          </table:table-cell>
          <table:table-cell table:formula="of:=LOG([Sheet1.X11]/[Sheet1.X10])/LOG(0.5)" office:value-type="float" office:value="3.68482053311729" calcext:value-type="float">
            <text:p>3.6848205331</text:p>
          </table:table-cell>
          <table:table-cell table:style-name="ce3" office:value-type="float" office:value="0.0000169271274691" calcext:value-type="float">
            <text:p>1.69E-05</text:p>
          </table:table-cell>
          <table:table-cell table:formula="of:=LOG([Sheet1.Z11]/[Sheet1.Z10])/LOG(0.5)" office:value-type="float" office:value="1.11462318845211" calcext:value-type="float">
            <text:p>1.1146231885</text:p>
          </table:table-cell>
          <table:table-cell table:style-name="ce3" office:value-type="float" office:value="0.000000526175915776" calcext:value-type="float">
            <text:p>5.26E-07</text:p>
          </table:table-cell>
          <table:table-cell table:formula="of:=LOG([Sheet1.AB11]/[Sheet1.AB10])/LOG(0.5)" office:value-type="float" office:value="2.58393864815766" calcext:value-type="float">
            <text:p>2.5839386482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Iterative FCT with 1 extra iteration</text:p>
          </table:table-cell>
          <table:table-cell table:style-name="ce2" table:number-columns-repeated="14"/>
          <table:table-cell table:style-name="ce2" office:value-type="string" calcext:value-type="string">
            <text:p>Iterative FCT with 1 extra iteration</text:p>
          </table:table-cell>
          <table:table-cell table:style-name="ce2" table:number-columns-repeated="1008"/>
        </table:table-row>
        <table:table-row table:style-name="ro2">
          <table:table-cell table:number-columns-repeated="6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7"/>
          <table:table-cell table:style-name="ce2" office:value-type="string" calcext:value-type="string">
            <text:p>Modified RK with global bound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number-columns-repeated="6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7"/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178456751852" calcext:value-type="float">
            <text:p>1.78E-01</text:p>
          </table:table-cell>
          <table:table-cell/>
          <table:table-cell table:style-name="ce3" office:value-type="float" office:value="0.00387107648185" calcext:value-type="float">
            <text:p>3.87E-03</text:p>
          </table:table-cell>
          <table:table-cell office:value-type="float" office:value="0.994117346644" calcext:value-type="float">
            <text:p>0.9941173466</text:p>
          </table:table-cell>
          <table:table-cell table:style-name="ce3" office:value-type="float" office:value="0.172514422807" calcext:value-type="float">
            <text:p>1.73E-01</text:p>
          </table:table-cell>
          <table:table-cell table:number-columns-repeated="8"/>
          <table:table-cell table:style-name="ce3" office:value-type="float" office:value="0.0902671529523" calcext:value-type="float">
            <text:p>9.03E-02</text:p>
          </table:table-cell>
          <table:table-cell/>
          <table:table-cell table:style-name="ce3" office:value-type="float" office:value="0.0808968010831" calcext:value-type="float">
            <text:p>8.09E-02</text:p>
          </table:table-cell>
          <table:table-cell/>
          <table:table-cell table:style-name="ce3" office:value-type="float" office:value="0.0959808783917" calcext:value-type="float">
            <text:p>9.60E-02</text:p>
          </table:table-cell>
          <table:table-cell/>
          <table:table-cell table:style-name="ce3" office:value-type="float" office:value="0.0885660284683" calcext:value-type="float">
            <text:p>8.86E-02</text:p>
          </table:table-cell>
          <table:table-cell table:number-columns-repeated="996"/>
        </table:table-row>
        <table:table-row table:style-name="ro3">
          <table:table-cell table:number-columns-repeated="6"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852129854412" calcext:value-type="float">
            <text:p>8.52E-02</text:p>
          </table:table-cell>
          <table:table-cell table:formula="of:=LOG([Sheet1.I16]/[Sheet1.I15])/LOG(0.5)" office:value-type="float" office:value="1.06642928449838" calcext:value-type="float">
            <text:p>1.0664292845</text:p>
          </table:table-cell>
          <table:table-cell table:style-name="ce3" office:value-type="float" office:value="0.000272211947765" calcext:value-type="float">
            <text:p>2.72E-04</text:p>
          </table:table-cell>
          <table:table-cell office:value-type="float" office:value="0.992749670727" calcext:value-type="float">
            <text:p>0.9927496707</text:p>
          </table:table-cell>
          <table:table-cell table:style-name="ce3" office:value-type="float" office:value="0.0810151388924" calcext:value-type="float">
            <text:p>8.10E-02</text:p>
          </table:table-cell>
          <table:table-cell table:formula="of:=LOG([Sheet1.M16]/[Sheet1.M15])/LOG(0.5)" office:value-type="float" office:value="1.09045355378351" calcext:value-type="float">
            <text:p>1.0904535538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3" office:value-type="float" office:value="0.0471078816749" calcext:value-type="float">
            <text:p>4.71E-02</text:p>
          </table:table-cell>
          <table:table-cell table:formula="of:=LOG([Sheet1.V16]/[Sheet1.V15])/LOG(0.5)" office:value-type="float" office:value="0.938232646130291" calcext:value-type="float">
            <text:p>0.9382326461</text:p>
          </table:table-cell>
          <table:table-cell table:style-name="ce3" office:value-type="float" office:value="0.030347269007" calcext:value-type="float">
            <text:p>3.03E-02</text:p>
          </table:table-cell>
          <table:table-cell table:formula="of:=LOG([Sheet1.X16]/[Sheet1.X15])/LOG(0.5)" office:value-type="float" office:value="1.41451596284455" calcext:value-type="float">
            <text:p>1.4145159628</text:p>
          </table:table-cell>
          <table:table-cell table:style-name="ce3" office:value-type="float" office:value="0.044896394683" calcext:value-type="float">
            <text:p>4.49E-02</text:p>
          </table:table-cell>
          <table:table-cell table:formula="of:=LOG([Sheet1.Z16]/[Sheet1.Z15])/LOG(0.5)" office:value-type="float" office:value="1.09614741945971" calcext:value-type="float">
            <text:p>1.0961474195</text:p>
          </table:table-cell>
          <table:table-cell table:style-name="ce3" office:value-type="float" office:value="0.029990075787" calcext:value-type="float">
            <text:p>3.00E-02</text:p>
          </table:table-cell>
          <table:table-cell table:formula="of:=LOG([Sheet1.AB16]/[Sheet1.AB15])/LOG(0.5)" office:value-type="float" office:value="1.5622682581074" calcext:value-type="float">
            <text:p>1.562268258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48822500332" calcext:value-type="float">
            <text:p>4.88E-02</text:p>
          </table:table-cell>
          <table:table-cell table:formula="of:=LOG([Sheet1.I17]/[Sheet1.I16])/LOG(0.5)" office:value-type="float" office:value="0.803527115379256" calcext:value-type="float">
            <text:p>0.8035271154</text:p>
          </table:table-cell>
          <table:table-cell table:style-name="ce3" office:value-type="float" office:value="0.0000300669168882" calcext:value-type="float">
            <text:p>3.01E-05</text:p>
          </table:table-cell>
          <table:table-cell office:value-type="float" office:value="0.998791217169" calcext:value-type="float">
            <text:p>0.9987912172</text:p>
          </table:table-cell>
          <table:table-cell table:style-name="ce3" office:value-type="float" office:value="0.0445410739249" calcext:value-type="float">
            <text:p>4.45E-02</text:p>
          </table:table-cell>
          <table:table-cell table:formula="of:=LOG([Sheet1.M17]/[Sheet1.M16])/LOG(0.5)" office:value-type="float" office:value="0.863055179164984" calcext:value-type="float">
            <text:p>0.8630551792</text:p>
          </table:table-cell>
          <table:table-cell table:style-name="ce2" table:number-columns-repeated="2"/>
          <table:table-cell table:number-columns-repeated="4"/>
          <table:table-cell table:style-name="ce2"/>
          <table:table-cell table:style-name="ce3" office:value-type="float" office:value="0.0118042392221" calcext:value-type="float">
            <text:p>1.18E-02</text:p>
          </table:table-cell>
          <table:table-cell table:formula="of:=LOG([Sheet1.V17]/[Sheet1.V16])/LOG(0.5)" office:value-type="float" office:value="1.99666339551407" calcext:value-type="float">
            <text:p>1.9966633955</text:p>
          </table:table-cell>
          <table:table-cell table:style-name="ce3" office:value-type="float" office:value="0.00581034133143" calcext:value-type="float">
            <text:p>5.81E-03</text:p>
          </table:table-cell>
          <table:table-cell table:formula="of:=LOG([Sheet1.X17]/[Sheet1.X16])/LOG(0.5)" office:value-type="float" office:value="2.38487186910731" calcext:value-type="float">
            <text:p>2.3848718691</text:p>
          </table:table-cell>
          <table:table-cell table:style-name="ce3" office:value-type="float" office:value="0.0117965209878" calcext:value-type="float">
            <text:p>1.18E-02</text:p>
          </table:table-cell>
          <table:table-cell table:formula="of:=LOG([Sheet1.Z17]/[Sheet1.Z16])/LOG(0.5)" office:value-type="float" office:value="1.92823815195244" calcext:value-type="float">
            <text:p>1.928238152</text:p>
          </table:table-cell>
          <table:table-cell table:style-name="ce3" office:value-type="float" office:value="0.0056790011874" calcext:value-type="float">
            <text:p>5.68E-03</text:p>
          </table:table-cell>
          <table:table-cell table:formula="of:=LOG([Sheet1.AB17]/[Sheet1.AB16])/LOG(0.5)" office:value-type="float" office:value="2.40077604947875" calcext:value-type="float">
            <text:p>2.4007760495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194178910529" calcext:value-type="float">
            <text:p>1.94E-02</text:p>
          </table:table-cell>
          <table:table-cell table:formula="of:=LOG([Sheet1.I18]/[Sheet1.I17])/LOG(0.5)" office:value-type="float" office:value="1.33015966092811" calcext:value-type="float">
            <text:p>1.3301596609</text:p>
          </table:table-cell>
          <table:table-cell table:style-name="ce3" office:value-type="float" office:value="0.0000144081193867" calcext:value-type="float">
            <text:p>1.44E-05</text:p>
          </table:table-cell>
          <table:table-cell office:value-type="float" office:value="0.99921687268" calcext:value-type="float">
            <text:p>0.9992168727</text:p>
          </table:table-cell>
          <table:table-cell table:style-name="ce3" office:value-type="float" office:value="0.0192792718735" calcext:value-type="float">
            <text:p>1.93E-02</text:p>
          </table:table-cell>
          <table:table-cell table:formula="of:=LOG([Sheet1.M18]/[Sheet1.M17])/LOG(0.5)" office:value-type="float" office:value="1.20808577733913" calcext:value-type="float">
            <text:p>1.2080857773</text:p>
          </table:table-cell>
          <table:table-cell table:style-name="ce2" table:number-columns-repeated="2"/>
          <table:table-cell table:number-columns-repeated="4"/>
          <table:table-cell table:style-name="ce2"/>
          <table:table-cell table:style-name="ce3" office:value-type="float" office:value="0.00118884195255" calcext:value-type="float">
            <text:p>1.19E-03</text:p>
          </table:table-cell>
          <table:table-cell table:formula="of:=LOG([Sheet1.V18]/[Sheet1.V17])/LOG(0.5)" office:value-type="float" office:value="3.31167622585096" calcext:value-type="float">
            <text:p>3.3116762259</text:p>
          </table:table-cell>
          <table:table-cell table:style-name="ce3" office:value-type="float" office:value="0.000368897746303" calcext:value-type="float">
            <text:p>3.69E-04</text:p>
          </table:table-cell>
          <table:table-cell table:formula="of:=LOG([Sheet1.X18]/[Sheet1.X17])/LOG(0.5)" office:value-type="float" office:value="3.97733003761202" calcext:value-type="float">
            <text:p>3.9773300376</text:p>
          </table:table-cell>
          <table:table-cell table:style-name="ce3" office:value-type="float" office:value="0.00119376102773" calcext:value-type="float">
            <text:p>1.19E-03</text:p>
          </table:table-cell>
          <table:table-cell table:formula="of:=LOG([Sheet1.Z18]/[Sheet1.Z17])/LOG(0.5)" office:value-type="float" office:value="3.304775479211" calcext:value-type="float">
            <text:p>3.3047754792</text:p>
          </table:table-cell>
          <table:table-cell table:style-name="ce3" office:value-type="float" office:value="0.000385327103687" calcext:value-type="float">
            <text:p>3.85E-04</text:p>
          </table:table-cell>
          <table:table-cell table:formula="of:=LOG([Sheet1.AB18]/[Sheet1.AB17])/LOG(0.5)" office:value-type="float" office:value="3.88148164039104" calcext:value-type="float">
            <text:p>3.881481640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3" office:value-type="float" office:value="0.00000818993949724" calcext:value-type="float">
            <text:p>8.19E-06</text:p>
          </table:table-cell>
          <table:table-cell office:value-type="float" office:value="0.99932867411" calcext:value-type="float">
            <text:p>0.9993286741</text:p>
          </table:table-cell>
          <table:table-cell table:style-name="ce3" office:value-type="float" office:value="0.00499012068273" calcext:value-type="float">
            <text:p>4.99E-03</text:p>
          </table:table-cell>
          <table:table-cell table:formula="of:=LOG([Sheet1.I19]/[Sheet1.I18])/LOG(0.5)" office:value-type="float" office:value="1.960239908678" calcext:value-type="float">
            <text:p>1.9602399087</text:p>
          </table:table-cell>
          <table:table-cell table:style-name="ce3" office:value-type="float" office:value="0.00000935800233139" calcext:value-type="float">
            <text:p>9.36E-06</text:p>
          </table:table-cell>
          <table:table-cell office:value-type="float" office:value="0.999327949932" calcext:value-type="float">
            <text:p>0.9993279499</text:p>
          </table:table-cell>
          <table:table-cell table:style-name="ce3" office:value-type="float" office:value="0.00499598059908" calcext:value-type="float">
            <text:p>5.00E-03</text:p>
          </table:table-cell>
          <table:table-cell table:formula="of:=LOG([Sheet1.M19]/[Sheet1.M18])/LOG(0.5)" office:value-type="float" office:value="1.94821078622277" calcext:value-type="float">
            <text:p>1.9482107862</text:p>
          </table:table-cell>
          <table:table-cell table:number-columns-repeated="7"/>
          <table:table-cell table:style-name="ce3" office:value-type="float" office:value="0.0000811857860582" calcext:value-type="float">
            <text:p>8.12E-05</text:p>
          </table:table-cell>
          <table:table-cell table:formula="of:=LOG([Sheet1.V19]/[Sheet1.V18])/LOG(0.5)" office:value-type="float" office:value="3.87218595869088" calcext:value-type="float">
            <text:p>3.8721859587</text:p>
          </table:table-cell>
          <table:table-cell table:style-name="ce3" office:value-type="float" office:value="0.0000239725704162" calcext:value-type="float">
            <text:p>2.40E-05</text:p>
          </table:table-cell>
          <table:table-cell table:formula="of:=LOG([Sheet1.X19]/[Sheet1.X18])/LOG(0.5)" office:value-type="float" office:value="3.94376446244022" calcext:value-type="float">
            <text:p>3.9437644624</text:p>
          </table:table-cell>
          <table:table-cell table:style-name="ce3" office:value-type="float" office:value="0.0000808091621982" calcext:value-type="float">
            <text:p>8.08E-05</text:p>
          </table:table-cell>
          <table:table-cell table:formula="of:=LOG([Sheet1.Z19]/[Sheet1.Z18])/LOG(0.5)" office:value-type="float" office:value="3.88485137431477" calcext:value-type="float">
            <text:p>3.8848513743</text:p>
          </table:table-cell>
          <table:table-cell table:style-name="ce3" office:value-type="float" office:value="0.0000294815619642" calcext:value-type="float">
            <text:p>2.95E-05</text:p>
          </table:table-cell>
          <table:table-cell table:formula="of:=LOG([Sheet1.AB19]/[Sheet1.AB18])/LOG(0.5)" office:value-type="float" office:value="3.70819880083347" calcext:value-type="float">
            <text:p>3.7081988008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3" office:value-type="float" office:value="0.00000738065904951" calcext:value-type="float">
            <text:p>7.38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0124759448153" calcext:value-type="float">
            <text:p>1.25E-03</text:p>
          </table:table-cell>
          <table:table-cell table:formula="of:=LOG([Sheet1.I20]/[Sheet1.I19])/LOG(0.5)" office:value-type="float" office:value="1.99992563021595" calcext:value-type="float">
            <text:p>1.9999256302</text:p>
          </table:table-cell>
          <table:table-cell table:style-name="ce3" office:value-type="float" office:value="0.00000764623092779" calcext:value-type="float">
            <text:p>7.65E-06</text:p>
          </table:table-cell>
          <table:table-cell office:value-type="float" office:value="0.999328973572" calcext:value-type="float">
            <text:p>0.9993289736</text:p>
          </table:table-cell>
          <table:table-cell table:style-name="ce3" office:value-type="float" office:value="0.00124900842284" calcext:value-type="float">
            <text:p>1.25E-03</text:p>
          </table:table-cell>
          <table:table-cell table:formula="of:=LOG([Sheet1.M20]/[Sheet1.M19])/LOG(0.5)" office:value-type="float" office:value="1.99998466856295" calcext:value-type="float">
            <text:p>1.9999846686</text:p>
          </table:table-cell>
          <table:table-cell table:number-columns-repeated="7"/>
          <table:table-cell table:style-name="ce3" office:value-type="float" office:value="0.0000051457258049" calcext:value-type="float">
            <text:p>5.15E-06</text:p>
          </table:table-cell>
          <table:table-cell table:formula="of:=LOG([Sheet1.V20]/[Sheet1.V19])/LOG(0.5)" office:value-type="float" office:value="3.97978067484032" calcext:value-type="float">
            <text:p>3.9797806748</text:p>
          </table:table-cell>
          <table:table-cell table:style-name="ce3" office:value-type="float" office:value="0.0000015343610916" calcext:value-type="float">
            <text:p>1.53E-06</text:p>
          </table:table-cell>
          <table:table-cell table:formula="of:=LOG([Sheet1.X20]/[Sheet1.X19])/LOG(0.5)" office:value-type="float" office:value="3.96567466057196" calcext:value-type="float">
            <text:p>3.9656746606</text:p>
          </table:table-cell>
          <table:table-cell table:style-name="ce3" office:value-type="float" office:value="0.0000432219137671" calcext:value-type="float">
            <text:p>4.32E-05</text:p>
          </table:table-cell>
          <table:table-cell table:formula="of:=LOG([Sheet1.Z20]/[Sheet1.Z19])/LOG(0.5)" office:value-type="float" office:value="0.902755923167922" calcext:value-type="float">
            <text:p>0.9027559232</text:p>
          </table:table-cell>
          <table:table-cell table:style-name="ce3" office:value-type="float" office:value="0.00000319673452597" calcext:value-type="float">
            <text:p>3.20E-06</text:p>
          </table:table-cell>
          <table:table-cell table:formula="of:=LOG([Sheet1.AB20]/[Sheet1.AB19])/LOG(0.5)" office:value-type="float" office:value="3.20514211691118" calcext:value-type="float">
            <text:p>3.2051421169</text:p>
          </table:table-cell>
          <table:table-cell table:number-columns-repeated="995"/>
        </table:table-row>
        <table:table-row table:style-name="ro2">
          <table:table-cell table:number-columns-repeated="21"/>
          <table:table-cell table:style-name="ce3" office:value-type="float" office:value="0.000000326297749034" calcext:value-type="float">
            <text:p>3.26E-07</text:p>
          </table:table-cell>
          <table:table-cell table:formula="of:=LOG([Sheet1.V21]/[Sheet1.V20])/LOG(0.5)" office:value-type="float" office:value="3.97911364354389" calcext:value-type="float">
            <text:p>3.9791136435</text:p>
          </table:table-cell>
          <table:table-cell table:style-name="ce3" office:value-type="float" office:value="0.000000105032164943" calcext:value-type="float">
            <text:p>1.05E-07</text:p>
          </table:table-cell>
          <table:table-cell table:formula="of:=LOG([Sheet1.X21]/[Sheet1.X20])/LOG(0.5)" office:value-type="float" office:value="3.86873493188006" calcext:value-type="float">
            <text:p>3.8687349319</text:p>
          </table:table-cell>
          <table:table-cell table:style-name="ce3" office:value-type="float" office:value="0.0000257295263763" calcext:value-type="float">
            <text:p>2.57E-05</text:p>
          </table:table-cell>
          <table:table-cell table:formula="of:=LOG([Sheet1.Z21]/[Sheet1.Z20])/LOG(0.5)" office:value-type="float" office:value="0.748338052345703" calcext:value-type="float">
            <text:p>0.7483380523</text:p>
          </table:table-cell>
          <table:table-cell table:style-name="ce3" office:value-type="float" office:value="0.000000651423227765" calcext:value-type="float">
            <text:p>6.51E-07</text:p>
          </table:table-cell>
          <table:table-cell table:formula="of:=LOG([Sheet1.AB21]/[Sheet1.AB20])/LOG(0.5)" office:value-type="float" office:value="2.2949318720691" calcext:value-type="float">
            <text:p>2.294931872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NVERGENCE IN TIME with 2<text:span text:style-name="T1">nd</text:span> order central differences</text:p>
          </table:table-cell>
          <table:table-cell table:style-name="ce1" table:number-columns-repeated="3"/>
          <table:table-cell table:style-name="ce4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style-name="ce2" table:number-columns-repeated="6"/>
          <table:table-cell table:number-columns-repeated="8"/>
          <table:table-cell table:style-name="ce2" office:value-type="string" calcext:value-type="string">
            <text:p>Iterative FCT with 2 extra iterations</text:p>
          </table:table-cell>
          <table:table-cell table:number-columns-repeated="5"/>
          <table:table-cell table:style-name="ce2" office:value-type="string" calcext:value-type="string">
            <text:p>Modified RK with global bound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Convergence in TIME with dt=(0.8*h/1)/dt_factor</text:p>
          </table:table-cell>
          <table:table-cell table:style-name="ce2" table:number-columns-repeated="4"/>
          <table:table-cell table:style-name="ce2" office:value-type="string" calcext:value-type="string">
            <text:p>Reference solution, dt_factor=1024</text:p>
          </table:table-cell>
          <table:table-cell table:style-name="ce2"/>
          <table:table-cell table:number-columns-repeated="3"/>
          <table:table-cell table:style-name="ce6" office:value-type="string" calcext:value-type="string">
            <text:p>About the exact solution using tanh</text:p>
          </table:table-cell>
          <table:table-cell table:style-name="ce7" table:number-columns-repeated="2"/>
          <table:table-cell table:number-columns-repeated="8"/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995"/>
        </table:table-row>
        <table:table-row table:style-name="ro2">
          <table:table-cell table:number-columns-repeated="10"/>
          <table:table-cell table:style-name="ce6" office:value-type="string" calcext:value-type="string">
            <text:p>gmin=</text:p>
          </table:table-cell>
          <table:table-cell table:style-name="ce8" office:value-type="float" office:value="0.00000614417391076039" calcext:value-type="float">
            <text:p>6.14E-06</text:p>
          </table:table-cell>
          <table:table-cell table:style-name="ce7"/>
          <table:table-cell table:number-columns-repeated="8"/>
          <table:table-cell table:style-name="ce3" office:value-type="float" office:value="0.090264191613" calcext:value-type="float">
            <text:p>9.03E-02</text:p>
          </table:table-cell>
          <table:table-cell/>
          <table:table-cell table:style-name="ce3" office:value-type="float" office:value="0.0808964714551" calcext:value-type="float">
            <text:p>8.09E-02</text:p>
          </table:table-cell>
          <table:table-cell/>
          <table:table-cell table:style-name="ce3" office:value-type="float" office:value="0.0958978141928" calcext:value-type="float">
            <text:p>9.59E-02</text:p>
          </table:table-cell>
          <table:table-cell/>
          <table:table-cell table:style-name="ce3" office:value-type="float" office:value="0.0885505195868" calcext:value-type="float">
            <text:p>8.86E-02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3"/>
          <table:table-cell table:style-name="ce6" office:value-type="string" calcext:value-type="string">
            <text:p>gmax=</text:p>
          </table:table-cell>
          <table:table-cell table:style-name="ce6" office:value-type="float" office:value="0.999329299739067" calcext:value-type="float">
            <text:p>0.9993292997</text:p>
          </table:table-cell>
          <table:table-cell table:style-name="ce7"/>
          <table:table-cell table:number-columns-repeated="8"/>
          <table:table-cell table:style-name="ce3" office:value-type="float" office:value="0.0471077625135" calcext:value-type="float">
            <text:p>4.71E-02</text:p>
          </table:table-cell>
          <table:table-cell table:formula="of:=LOG([Sheet1.V26]/[Sheet1.V25])/LOG(0.5)" office:value-type="float" office:value="0.938188965103115" calcext:value-type="float">
            <text:p>0.9381889651</text:p>
          </table:table-cell>
          <table:table-cell table:style-name="ce3" office:value-type="float" office:value="0.0303479871218" calcext:value-type="float">
            <text:p>3.03E-02</text:p>
          </table:table-cell>
          <table:table-cell table:formula="of:=LOG([Sheet1.X26]/[Sheet1.X25])/LOG(0.5)" office:value-type="float" office:value="1.41447594588287" calcext:value-type="float">
            <text:p>1.4144759459</text:p>
          </table:table-cell>
          <table:table-cell table:style-name="ce3" office:value-type="float" office:value="0.0449017799665" calcext:value-type="float">
            <text:p>4.49E-02</text:p>
          </table:table-cell>
          <table:table-cell table:formula="of:=LOG([Sheet1.Z26]/[Sheet1.Z25])/LOG(0.5)" office:value-type="float" office:value="1.09472529568754" calcext:value-type="float">
            <text:p>1.0947252957</text:p>
          </table:table-cell>
          <table:table-cell table:style-name="ce3" office:value-type="float" office:value="0.0299930930426" calcext:value-type="float">
            <text:p>3.00E-02</text:p>
          </table:table-cell>
          <table:table-cell table:formula="of:=LOG([Sheet1.AB26]/[Sheet1.AB25])/LOG(0.5)" office:value-type="float" office:value="1.56187046424667" calcext:value-type="float">
            <text:p>1.5618704642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4"/>
          <table:table-cell table:style-name="ce3" office:value-type="float" office:value="0.0118042392221" calcext:value-type="float">
            <text:p>1.18E-02</text:p>
          </table:table-cell>
          <table:table-cell table:formula="of:=LOG([Sheet1.V27]/[Sheet1.V26])/LOG(0.5)" office:value-type="float" office:value="1.99665974615069" calcext:value-type="float">
            <text:p>1.9966597462</text:p>
          </table:table-cell>
          <table:table-cell table:style-name="ce3" office:value-type="float" office:value="0.00581034133143" calcext:value-type="float">
            <text:p>5.81E-03</text:p>
          </table:table-cell>
          <table:table-cell table:formula="of:=LOG([Sheet1.X27]/[Sheet1.X26])/LOG(0.5)" office:value-type="float" office:value="2.38490600754668" calcext:value-type="float">
            <text:p>2.3849060075</text:p>
          </table:table-cell>
          <table:table-cell table:style-name="ce3" office:value-type="float" office:value="0.011796519234" calcext:value-type="float">
            <text:p>1.18E-02</text:p>
          </table:table-cell>
          <table:table-cell table:formula="of:=LOG([Sheet1.Z27]/[Sheet1.Z26])/LOG(0.5)" office:value-type="float" office:value="1.92841140607711" calcext:value-type="float">
            <text:p>1.9284114061</text:p>
          </table:table-cell>
          <table:table-cell table:style-name="ce3" office:value-type="float" office:value="0.00567900076859" calcext:value-type="float">
            <text:p>5.68E-03</text:p>
          </table:table-cell>
          <table:table-cell table:formula="of:=LOG([Sheet1.AB27]/[Sheet1.AB26])/LOG(0.5)" office:value-type="float" office:value="2.40092129591113" calcext:value-type="float">
            <text:p>2.4009212959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4"/>
          <table:table-cell table:style-name="ce3" office:value-type="float" office:value="0.00118884195255" calcext:value-type="float">
            <text:p>1.19E-03</text:p>
          </table:table-cell>
          <table:table-cell table:formula="of:=LOG([Sheet1.V28]/[Sheet1.V27])/LOG(0.5)" office:value-type="float" office:value="3.31167622585096" calcext:value-type="float">
            <text:p>3.3116762259</text:p>
          </table:table-cell>
          <table:table-cell table:style-name="ce3" office:value-type="float" office:value="0.000368897746303" calcext:value-type="float">
            <text:p>3.69E-04</text:p>
          </table:table-cell>
          <table:table-cell table:formula="of:=LOG([Sheet1.X28]/[Sheet1.X27])/LOG(0.5)" office:value-type="float" office:value="3.97733003761202" calcext:value-type="float">
            <text:p>3.9773300376</text:p>
          </table:table-cell>
          <table:table-cell table:style-name="ce3" office:value-type="float" office:value="0.00119378396525" calcext:value-type="float">
            <text:p>1.19E-03</text:p>
          </table:table-cell>
          <table:table-cell table:formula="of:=LOG([Sheet1.Z28]/[Sheet1.Z27])/LOG(0.5)" office:value-type="float" office:value="3.30474754432812" calcext:value-type="float">
            <text:p>3.3047475443</text:p>
          </table:table-cell>
          <table:table-cell table:style-name="ce3" office:value-type="float" office:value="0.000385328720561" calcext:value-type="float">
            <text:p>3.85E-04</text:p>
          </table:table-cell>
          <table:table-cell table:formula="of:=LOG([Sheet1.AB28]/[Sheet1.AB27])/LOG(0.5)" office:value-type="float" office:value="3.88147548030546" calcext:value-type="float">
            <text:p>3.8814754803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19"/>
          <table:table-cell table:style-name="ce3" office:value-type="float" office:value="0.0000811857860582" calcext:value-type="float">
            <text:p>8.12E-05</text:p>
          </table:table-cell>
          <table:table-cell table:formula="of:=LOG([Sheet1.V29]/[Sheet1.V28])/LOG(0.5)" office:value-type="float" office:value="3.87218595869088" calcext:value-type="float">
            <text:p>3.8721859587</text:p>
          </table:table-cell>
          <table:table-cell table:style-name="ce3" office:value-type="float" office:value="0.0000239725704162" calcext:value-type="float">
            <text:p>2.40E-05</text:p>
          </table:table-cell>
          <table:table-cell table:formula="of:=LOG([Sheet1.X29]/[Sheet1.X28])/LOG(0.5)" office:value-type="float" office:value="3.94376446244022" calcext:value-type="float">
            <text:p>3.9437644624</text:p>
          </table:table-cell>
          <table:table-cell table:style-name="ce3" office:value-type="float" office:value="0.0000808038969019" calcext:value-type="float">
            <text:p>8.08E-05</text:p>
          </table:table-cell>
          <table:table-cell table:formula="of:=LOG([Sheet1.Z29]/[Sheet1.Z28])/LOG(0.5)" office:value-type="float" office:value="3.88497309969906" calcext:value-type="float">
            <text:p>3.8849730997</text:p>
          </table:table-cell>
          <table:table-cell table:style-name="ce3" office:value-type="float" office:value="0.0000294859981718" calcext:value-type="float">
            <text:p>2.95E-05</text:p>
          </table:table-cell>
          <table:table-cell table:formula="of:=LOG([Sheet1.AB29]/[Sheet1.AB28])/LOG(0.5)" office:value-type="float" office:value="3.70798778280901" calcext:value-type="float">
            <text:p>3.7079877828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formula="of:=LOG([Sheet1.B30]/[Sheet1.B29])/LOG(0.5)" office:value-type="string" office:string-value="" calcext:value-type="error">
            <text:p>#DIV/0!</text:p>
          </table:table-cell>
          <table:table-cell table:style-name="ce3"/>
          <table:table-cell table:formula="of:=LOG([Sheet1.D30]/[Sheet1.D29])/LOG(0.5)" office:value-type="string" office:string-value="" calcext:value-type="error">
            <text:p>#DIV/0!</text:p>
          </table:table-cell>
          <table:table-cell table:style-name="ce3"/>
          <table:table-cell table:formula="of:=LOG([Sheet1.F30]/[Sheet1.F29])/LOG(0.5)" office:value-type="string" office:string-value="" calcext:value-type="error">
            <text:p>#DIV/0!</text:p>
          </table:table-cell>
          <table:table-cell table:number-columns-repeated="14"/>
          <table:table-cell table:style-name="ce3" office:value-type="float" office:value="0.0000051457258049" calcext:value-type="float">
            <text:p>5.15E-06</text:p>
          </table:table-cell>
          <table:table-cell table:formula="of:=LOG([Sheet1.V30]/[Sheet1.V29])/LOG(0.5)" office:value-type="float" office:value="3.97978067484032" calcext:value-type="float">
            <text:p>3.9797806748</text:p>
          </table:table-cell>
          <table:table-cell table:style-name="ce3" office:value-type="float" office:value="0.0000015343610916" calcext:value-type="float">
            <text:p>1.53E-06</text:p>
          </table:table-cell>
          <table:table-cell table:formula="of:=LOG([Sheet1.X30]/[Sheet1.X29])/LOG(0.5)" office:value-type="float" office:value="3.96567466057196" calcext:value-type="float">
            <text:p>3.9656746606</text:p>
          </table:table-cell>
          <table:table-cell table:style-name="ce3" office:value-type="float" office:value="0.0000432235183477" calcext:value-type="float">
            <text:p>4.32E-05</text:p>
          </table:table-cell>
          <table:table-cell table:formula="of:=LOG([Sheet1.Z30]/[Sheet1.Z29])/LOG(0.5)" office:value-type="float" office:value="0.902608360220174" calcext:value-type="float">
            <text:p>0.9026083602</text:p>
          </table:table-cell>
          <table:table-cell table:style-name="ce3" office:value-type="float" office:value="0.00000319682740428" calcext:value-type="float">
            <text:p>3.20E-06</text:p>
          </table:table-cell>
          <table:table-cell table:formula="of:=LOG([Sheet1.AB30]/[Sheet1.AB29])/LOG(0.5)" office:value-type="float" office:value="3.20531727300002" calcext:value-type="float">
            <text:p>3.205317273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 table:formula="of:=LOG([Sheet1.B31]/[Sheet1.B30])/LOG(0.5)" office:value-type="string" office:string-value="" calcext:value-type="error">
            <text:p>#DIV/0!</text:p>
          </table:table-cell>
          <table:table-cell table:style-name="ce3"/>
          <table:table-cell table:formula="of:=LOG([Sheet1.D31]/[Sheet1.D30])/LOG(0.5)" office:value-type="string" office:string-value="" calcext:value-type="error">
            <text:p>#DIV/0!</text:p>
          </table:table-cell>
          <table:table-cell table:style-name="ce3"/>
          <table:table-cell table:formula="of:=LOG([Sheet1.F31]/[Sheet1.F30])/LOG(0.5)" office:value-type="string" office:string-value="" calcext:value-type="error">
            <text:p>#DIV/0!</text:p>
          </table:table-cell>
          <table:table-cell table:number-columns-repeated="14"/>
          <table:table-cell table:style-name="ce3" office:value-type="float" office:value="0.000000326297749034" calcext:value-type="float">
            <text:p>3.26E-07</text:p>
          </table:table-cell>
          <table:table-cell table:formula="of:=LOG([Sheet1.V31]/[Sheet1.V30])/LOG(0.5)" office:value-type="float" office:value="3.97911364354389" calcext:value-type="float">
            <text:p>3.9791136435</text:p>
          </table:table-cell>
          <table:table-cell table:style-name="ce3" office:value-type="float" office:value="0.000000105032164943" calcext:value-type="float">
            <text:p>1.05E-07</text:p>
          </table:table-cell>
          <table:table-cell table:formula="of:=LOG([Sheet1.X31]/[Sheet1.X30])/LOG(0.5)" office:value-type="float" office:value="3.86873493188006" calcext:value-type="float">
            <text:p>3.8687349319</text:p>
          </table:table-cell>
          <table:table-cell table:style-name="ce3" office:value-type="float" office:value="0.0000257300126596" calcext:value-type="float">
            <text:p>2.57E-05</text:p>
          </table:table-cell>
          <table:table-cell table:formula="of:=LOG([Sheet1.Z31]/[Sheet1.Z30])/LOG(0.5)" office:value-type="float" office:value="0.748364343892817" calcext:value-type="float">
            <text:p>0.7483643439</text:p>
          </table:table-cell>
          <table:table-cell table:style-name="ce3" office:value-type="float" office:value="0.000000651326802213" calcext:value-type="float">
            <text:p>6.51E-07</text:p>
          </table:table-cell>
          <table:table-cell table:formula="of:=LOG([Sheet1.AB31]/[Sheet1.AB30])/LOG(0.5)" office:value-type="float" office:value="2.295187355399" calcext:value-type="float">
            <text:p>2.2951873554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 table:formula="of:=LOG([Sheet1.B32]/[Sheet1.B31])/LOG(0.5)" office:value-type="string" office:string-value="" calcext:value-type="error">
            <text:p>#DIV/0!</text:p>
          </table:table-cell>
          <table:table-cell table:style-name="ce3"/>
          <table:table-cell table:formula="of:=LOG([Sheet1.D32]/[Sheet1.D31])/LOG(0.5)" office:value-type="string" office:string-value="" calcext:value-type="error">
            <text:p>#DIV/0!</text:p>
          </table:table-cell>
          <table:table-cell table:style-name="ce3"/>
          <table:table-cell table:formula="of:=LOG([Sheet1.F32]/[Sheet1.F31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/>
          <table:table-cell table:formula="of:=LOG([Sheet1.B33]/[Sheet1.B32])/LOG(0.5)" office:value-type="string" office:string-value="" calcext:value-type="error">
            <text:p>#DIV/0!</text:p>
          </table:table-cell>
          <table:table-cell table:style-name="ce3"/>
          <table:table-cell table:formula="of:=LOG([Sheet1.D33]/[Sheet1.D32])/LOG(0.5)" office:value-type="string" office:string-value="" calcext:value-type="error">
            <text:p>#DIV/0!</text:p>
          </table:table-cell>
          <table:table-cell table:style-name="ce3"/>
          <table:table-cell table:formula="of:=LOG([Sheet1.F33]/[Sheet1.F32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/>
          <table:table-cell table:formula="of:=LOG([Sheet1.B34]/[Sheet1.B33])/LOG(0.5)" office:value-type="string" office:string-value="" calcext:value-type="error">
            <text:p>#DIV/0!</text:p>
          </table:table-cell>
          <table:table-cell table:style-name="ce3"/>
          <table:table-cell table:formula="of:=LOG([Sheet1.D34]/[Sheet1.D33])/LOG(0.5)" office:value-type="string" office:string-value="" calcext:value-type="error">
            <text:p>#DIV/0!</text:p>
          </table:table-cell>
          <table:table-cell table:style-name="ce3"/>
          <table:table-cell table:formula="of:=LOG([Sheet1.F34]/[Sheet1.F33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ith one extra FCT iteration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table:number-columns-repeated="2"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/>
          <table:table-cell table:formula="of:=LOG([Sheet1.D41]/[Sheet1.D40])/LOG(0.5)" office:value-type="string" office:string-value="" calcext:value-type="error">
            <text:p>#DIV/0!</text:p>
          </table:table-cell>
          <table:table-cell table:style-name="ce3"/>
          <table:table-cell table:formula="of:=LOG([Sheet1.F41]/[Sheet1.F40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/>
          <table:table-cell table:formula="of:=LOG([Sheet1.D42]/[Sheet1.D41])/LOG(0.5)" office:value-type="string" office:string-value="" calcext:value-type="error">
            <text:p>#DIV/0!</text:p>
          </table:table-cell>
          <table:table-cell table:style-name="ce3"/>
          <table:table-cell table:formula="of:=LOG([Sheet1.F42]/[Sheet1.F41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/>
          <table:table-cell table:formula="of:=LOG([Sheet1.D43]/[Sheet1.D42])/LOG(0.5)" office:value-type="string" office:string-value="" calcext:value-type="error">
            <text:p>#DIV/0!</text:p>
          </table:table-cell>
          <table:table-cell table:style-name="ce3"/>
          <table:table-cell table:formula="of:=LOG([Sheet1.F43]/[Sheet1.F42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formula="of:=LOG([Sheet1.D44]/[Sheet1.D43])/LOG(0.5)" office:value-type="string" office:string-value="" calcext:value-type="error">
            <text:p>#DIV/0!</text:p>
          </table:table-cell>
          <table:table-cell/>
          <table:table-cell table:formula="of:=LOG([Sheet1.F44]/[Sheet1.F43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/>
          <table:table-cell/>
          <table:table-cell table:style-name="ce3"/>
          <table:table-cell table:formula="of:=LOG([Sheet1.D45]/[Sheet1.D44])/LOG(0.5)" office:value-type="string" office:string-value="" calcext:value-type="error">
            <text:p>#DIV/0!</text:p>
          </table:table-cell>
          <table:table-cell table:style-name="ce3"/>
          <table:table-cell table:formula="of:=LOG([Sheet1.F45]/[Sheet1.F44])/LOG(0.5)" office:value-type="string" office:string-value="" calcext:value-type="error">
            <text:p>#DIV/0!</text:p>
          </table:table-cell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7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4">
          <table:table-cell table:style-name="ce1" table:number-columns-repeated="29"/>
          <table:table-cell table:number-columns-repeated="995"/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number-columns-repeated="11"/>
          <table:table-cell table:style-name="ce2"/>
          <table:table-cell table:number-columns-repeated="2"/>
          <table:table-cell table:style-name="ce2"/>
          <table:table-cell table:number-columns-repeated="1005"/>
        </table:table-row>
        <table:table-row table:style-name="ro2" table:number-rows-repeated="2">
          <table:table-cell table:style-name="ce2" table:number-columns-repeated="29"/>
          <table:table-cell table:number-columns-repeated="995"/>
        </table:table-row>
        <table:table-row table:style-name="ro2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 table:number-rows-repeated="2"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6"/>
        </table:table-row>
        <table:table-row table:style-name="ro2">
          <table:table-cell table:style-name="ce2" table:number-columns-repeated="1024"/>
        </table:table-row>
        <table:table-row table:style-name="ro2" table:number-rows-repeated="2">
          <table:table-cell table:number-columns-repeated="6"/>
          <table:table-cell table:style-name="ce2" table:number-columns-repeated="8"/>
          <table:table-cell table:number-columns-repeated="1010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3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" table:number-columns-repeated="7"/>
          <table:table-cell table:number-columns-repeated="1003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1003"/>
        </table:table-row>
        <table:table-row table:style-name="ro2" table:number-rows-repeated="2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 table:number-rows-repeated="2">
          <table:table-cell table:number-columns-repeated="6"/>
          <table:table-cell table:style-name="ce2" table:number-columns-repeated="8"/>
          <table:table-cell table:number-columns-repeated="1010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 table:number-rows-repeated="2"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1017"/>
        </table:table-row>
        <table:table-row table:style-name="ro2" table:number-rows-repeated="2">
          <table:table-cell table:style-name="ce2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5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2" table:number-rows-repeated="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4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number-columns-repeated="1010"/>
        </table:table-row>
        <table:table-row table:style-name="ro2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7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</table:table>
      <table:table table:name="Sheet3" table:style-name="ta2">
        <table:table-column table:style-name="co1" table:default-cell-style-name="Default"/>
        <table:table-row table:style-name="ro2" table:number-rows-repeated="1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2:36:28.868694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37:02.809768622</meta:creation-date>
    <dc:date>2019-06-07T15:27:08.432956705</dc:date>
    <meta:editing-duration>P1DT11H1M44S</meta:editing-duration>
    <meta:editing-cycles>12</meta:editing-cycles>
    <meta:generator>LibreOffice/5.1.6.2$Linux_X86_64 LibreOffice_project/10m0$Build-2</meta:generator>
    <meta:document-statistic meta:table-count="3" meta:cell-count="462" meta:object-count="0"/>
  </office:meta>
</office:document-meta>
</file>